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Roboto" svg:font-family="Roboto" style:font-pitch="variable"/>
    <style:font-face style:name="Roboto Light" svg:font-family="'Roboto Light'" style:font-pitch="variable"/>
    <style:font-face style:name="Roboto Thin" svg:font-family="'Roboto Thi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Roboto Thin" fo:font-size="18pt" fo:font-style="normal" fo:font-weight="normal" officeooo:rsid="001b58b9" officeooo:paragraph-rsid="001b58b9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Title">
      <style:text-properties style:font-name="Droid Sans" fo:font-size="36pt" fo:font-style="normal" style:text-underline-style="none" fo:font-weight="bold" officeooo:rsid="001b58b9" officeooo:paragraph-rsid="001b58b9" style:font-size-asian="31.5pt" style:font-style-asian="normal" style:font-weight-asian="bold" style:font-size-complex="36pt" style:font-style-complex="normal" style:font-weight-complex="bold"/>
    </style:style>
    <style:style style:name="P3" style:family="paragraph" style:parent-style-name="Heading_20_1">
      <style:text-properties fo:font-size="24pt" fo:font-weight="normal" officeooo:rsid="001b58b9" officeooo:paragraph-rsid="001b58b9" style:font-size-asian="24pt" style:font-weight-asian="normal" style:font-size-complex="2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ts</text:p>
      <text:h text:style-name="P3" text:outline-level="1">Rules:</text:h>
      <text:p text:style-name="P1">Main text bod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Roboto" svg:font-family="Roboto" style:font-pitch="variable"/>
    <style:font-face style:name="Roboto Light" svg:font-family="'Roboto Light'" style:font-pitch="variable"/>
    <style:font-face style:name="Roboto Thin" svg:font-family="'Roboto Thi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07:38:40.788200536</meta:creation-date>
    <dc:date>2017-08-26T08:00:20.074454099</dc:date>
    <meta:editing-duration>PT6M29S</meta:editing-duration>
    <meta:editing-cycles>1</meta:editing-cycles>
    <meta:document-statistic meta:table-count="0" meta:image-count="0" meta:object-count="0" meta:page-count="1" meta:paragraph-count="3" meta:word-count="5" meta:character-count="24" meta:non-whitespace-character-count="22"/>
    <meta:generator>LibreOffice/4.3.3.2$Linux_ARM_EABI LibreOffice_project/430m0$Build-2</meta:generator>
  </office:meta>
</office:document-meta>
</file>